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10 Pitch" svg:font-family="'Courier 10 Pitch'"/>
    <style:font-face style:name="Slack-Lato" svg:font-family="Slack-Lato, appleLogo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ine 23 : </text:span><text:span text:style-name="T4">Check Pacman </text:span>(<text:a xlink:type="simple" xlink:href="https://github.com/trinker/pacman" text:style-name="Internet_20_link" text:visited-style-name="Visited_20_Internet_20_Link">https://github.com/trinker/pacman</text:a>)</text:p>
      <text:p text:style-name="Standard"><text:span text:style-name="T1">Line 44</text:span> : Can't load data Check (library <text:span text:style-name="T4">rstudioapi</text:span>)</text:p>
      <text:p text:style-name="Standard"><text:span text:style-name="T2"><text:tab/>$ current_path = getActiveDocumentContext()$path</text:span></text:p>
      <text:p text:style-name="Standard"><text:span text:style-name="T2"><text:tab/>$ setwd(dirname(current_path))</text:span></text:p>
      <text:p text:style-name="Standard"><text:span text:style-name="T3">Line 69</text:span><text:span text:style-name="T2"> : Great plot !!!</text:span></text:p>
      <text:p text:style-name="Standard"><text:span text:style-name="T3">Lines 71:80 </text:span><text:span text:style-name="T2">: Maybe we could have :</text:span></text:p>
      <text:p text:style-name="Standard"><text:span text:style-name="T2"><text:tab/>$ df %&gt;% group_by(ProductType) %&gt;% summarise(volume_PT = <text:tab/>mean(Volume))</text:span></text:p>
      <text:p text:style-name="Standard"><text:span text:style-name="T2"><text:tab/>I did it line 77:82</text:span></text:p>
      <text:p text:style-name="Standard"><text:span text:style-name="T2"><text:tab/>Update : You did it line 439 !</text:span></text:p>
      <text:p text:style-name="Standard"><text:span text:style-name="T2"/></text:p>
      <text:p text:style-name="Standard"><text:span text:style-name="T3">Line 91 </text:span><text:span text:style-name="T2">: Can't make the violin, maybe my package version</text:span></text:p>
      <text:p text:style-name="Standard"><text:span text:style-name="T3">Line 100 </text:span><text:span text:style-name="T2">: Great feature engineering, but careful because you use that feature (created line 100) for a plot line 88, So I could not make the plot when I arrived line 88.</text:span></text:p>
      <text:p text:style-name="Standard"><text:span text:style-name="T3">Line 119 </text:span><text:span text:style-name="T2">: Nice way for outliers. I prefer take the index of the outliers with which(), then remove the indexes : new_df ← df [ - index , ]</text:span></text:p>
      <text:p text:style-name="Standard"><text:span text:style-name="T3">Lines 133:167 </text:span><text:span text:style-name="T2">: What you have done for correlation is amazing !!!</text:span></text:p>
      <text:p text:style-name="Standard"><text:span text:style-name="T3">Line 192 </text:span><text:span text:style-name="T2">: You can play with bins number in histogram(), make more sens.</text:span></text:p>
      <text:p text:style-name="Standard"><text:span text:style-name="T2">Something wrong with “newproductspredictions_v1” Variable. Seems that you commented the line where you created it.</text:span></text:p>
      <text:p text:style-name="Standard"><text:span text:style-name="T3">Line 186:436 </text:span><text:span text:style-name="T2">: All the modeling part is very good because 1. You tried many things, 2. You made your own functions. But it is very, very, very messy : D Next task try to “rationalize” your code. Maybe you can have two script, one draft, and a final script that is clean, for “production”.</text:span></text:p>
      <text:p text:style-name="Standard"><text:span text:style-name="T3">Line 442 </text:span><text:span text:style-name="T2">: Anova test, you past it ! P = </text:span><text:bookmark text:name="rstudio_console_output"/><text:span text:style-name="T2">9,93e-10 ***, so correlation between producttype and positiveservicereviews. <text:s/>But not for Volume, P = </text:span><text:bookmark text:name="rstudio_console_output1"/><text:span text:style-name="T2">0,0146 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10 Pitch" svg:font-family="'Courier 10 Pitch'"/>
    <style:font-face style:name="Slack-Lato" svg:font-family="Slack-Lato, appleLogo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 </meta:initial-creator>
    <meta:creation-date>2019-12-13T11:15:12</meta:creation-date>
    <meta:document-statistic meta:table-count="0" meta:image-count="0" meta:object-count="0" meta:page-count="1" meta:paragraph-count="17" meta:word-count="253" meta:character-count="1428"/>
    <dc:date>2019-12-13T11:47:44</dc:date>
    <dc:creator>Val </dc:creator>
    <meta:editing-duration>PT1M42S</meta:editing-duration>
    <meta:editing-cycles>1</meta:editing-cycles>
    <meta:generator>OpenOffice/4.1.1$Unix OpenOffice.org_project/411m6$Build-9775</meta:generator>
  </office:meta>
</office:document-meta>
</file>